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3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A. Adler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5651</text:p>
      <text:p text:style-name="P4">Date (derived from Gregorian calendar)<text:tab/>November 27, 1891</text:p>
      <text:p text:style-name="P4">Month<text:tab/><text:tab/><text:tab/><text:tab/><text:tab/><text:tab/>Nov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London</text:p>
      <text:p text:style-name="P4">State<text:tab/><text:tab/><text:tab/><text:tab/><text:tab/><text:tab/></text:p>
      <text:p text:style-name="P4">Country<text:tab/><text:tab/><text:tab/><text:tab/><text:tab/>England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S. Morais,/</text:p>
      <text:p text:style-name="P2">346 N. Fifth Street,/</text:p>
      <text:p text:style-name="P2">Philadelphia/</text:p>
      <text:p text:style-name="P2"/>
      <text:p text:style-name="P2">[Page 2]</text:p>
      <text:p text:style-name="P2">5561/</text:p>
      <text:p text:style-name="P5">From the<text:span text:style-name="T2"> OFFICE OF THE CHIEF RABBI,/</text:span></text:p>
      <text:p text:style-name="P5"><text:span text:style-name="T2">16, FINSBURY SQUARE, LONDON, November 27th 5651/</text:span></text:p>
      <text:p text:style-name="P6"><text:span text:style-name="T2">Rev &amp; dear Sir,/</text:span></text:p>
      <text:p text:style-name="P6"><text:span text:style-name="T2"><text:tab/>I have made enquiries[sic!] concerning/ Abraham Rabinowitz but I regret to say that/ my efforts to trace him have hitherto been/ in vain./</text:span></text:p>
      <text:p text:style-name="P6"><text:span text:style-name="T2"><text:tab/>With kind regards, I remain,/ Yours faithfully/ A Adl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27:28.75</meta:creation-date>
    <meta:document-statistic meta:table-count="0" meta:image-count="0" meta:object-count="0" meta:page-count="2" meta:paragraph-count="71" meta:word-count="228" meta:character-count="1631"/>
    <dc:date>2011-11-28T14:30:39.39</dc:date>
    <dc:creator>Penn Libraries</dc:creator>
    <meta:editing-duration>PT00H03M10S</meta:editing-duration>
    <meta:editing-cycles>1</meta:editing-cycles>
    <meta:generator>OpenOffice.org/3.2$Win32 OpenOffice.org_project/320m12$Build-9483</meta:generator>
  </office:meta>
</office:document-meta>
</file>